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-title">
      <style:graphic-properties fo:min-height="3.306cm"/>
    </style:style>
    <style:style style:name="pr4" style:family="presentation" style:parent-style-name="Vivid-outline1">
      <style:graphic-properties fo:min-height="13.17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Layout de canal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2H8M34S</meta:editing-duration>
    <meta:editing-cycles>2</meta:editing-cycles>
    <meta:generator>LibreOffice/6.0.4.2$Linux_X86_64 LibreOffice_project/00m0$Build-2</meta:generator>
    <dc:title>Vivid</dc:title>
    <dc:date>2018-06-26T14:37:50.588874397</dc:date>
    <meta:document-statistic meta:object-count="51"/>
  </office:meta>
</office:document-meta>
</file>